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>
      <style:table-cell-properties fo:border-bottom="none" fo:border-left="none" fo:border-right="2.24pt solid #000000" fo:border-top="none"/>
    </style:style>
    <style:style style:name="ce2" style:family="table-cell" style:parent-style-name="Default" style:data-style-name="N3">
      <style:table-cell-properties fo:border-bottom="none" fo:border-left="2.24pt solid #000000" fo:border-right="2.24pt solid #000000" fo:border-top="none"/>
    </style:style>
    <style:style style:name="ce3" style:family="table-cell" style:parent-style-name="Default" style:data-style-name="N4">
      <style:table-cell-properties fo:border-bottom="none" fo:border-left="2.24pt solid #000000" fo:border-right="2.24pt solid #000000" fo:border-top="none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none" fo:border-right="2.24pt solid #000000" fo:border-top="none"/>
      <style:paragraph-properties fo:text-align="center"/>
    </style:style>
    <style:style style:name="ce5" style:family="table-cell" style:parent-style-name="Default">
      <style:table-cell-properties fo:border-bottom="2.24pt solid #000000" style:text-align-source="fix" style:repeat-content="false" fo:wrap-option="wrap" fo:border-left="2.24pt solid #000000" fo:border-right="2.24pt solid #000000" fo:border-top="none"/>
      <style:paragraph-properties fo:text-align="center"/>
    </style:style>
    <style:style style:name="ce6" style:family="table-cell" style:parent-style-name="Default" style:data-style-name="N105">
      <style:table-cell-properties fo:border-bottom="none" fo:border-left="none" fo:border-right="2.24pt solid #000000" fo:border-top="none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5">
      <style:table-cell-properties fo:border-bottom="none" fo:border-left="2.24pt solid #000000" fo:border-right="2.24pt solid #000000" fo:border-top="none"/>
    </style:style>
    <style:style style:name="ce9" style:family="table-cell" style:parent-style-name="Default">
      <style:table-cell-properties fo:border-bottom="2.24pt solid #000000" style:text-align-source="fix" style:repeat-content="false" fo:wrap-option="wrap" fo:border-left="2.24pt solid #000000" fo:border-right="2.24pt solid #000000" fo:border-top="non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none" fo:border-left="none" fo:border-right="2.24pt solid #000000" fo:border-top="2.24pt solid #000000"/>
    </style:style>
    <style:style style:name="ce11" style:family="table-cell" style:parent-style-name="Default" style:data-style-name="N104">
      <style:table-cell-properties fo:border-bottom="2.24pt solid #000000" style:text-align-source="fix" style:repeat-content="false" fo:wrap-option="wrap" fo:border-left="2.24pt solid #000000" fo:border-right="2.24pt solid #000000" fo:border-top="non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-bottom="none" fo:border-left="2.24pt solid #000000" fo:border-right="2.24pt solid #000000" fo:border-top="none"/>
    </style:style>
    <style:style style:name="ce13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fo:border-bottom="none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ráctica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1]+[.B1]" office:value-type="float" office:value="201" calcext:value-type="float">
            <text:p>201</text:p>
          </table:table-cell>
          <table:table-cell table:formula="of:=[.A1]-[.B1]" office:value-type="float" office:value="49" calcext:value-type="float">
            <text:p>49</text:p>
          </table:table-cell>
          <table:table-cell table:formula="of:=[.A1]*[.B1]" office:value-type="float" office:value="9500" calcext:value-type="float">
            <text:p>9.500</text:p>
          </table:table-cell>
          <table:table-cell table:formula="of:=[.A1]/[.B1]" office:value-type="float" office:value="1.64473684210526" calcext:value-type="float">
            <text:p>1,64</text:p>
          </table:table-cell>
          <table:table-cell table:formula="of:=SQRT([.A1])" office:value-type="float" office:value="11.1803398874989" calcext:value-type="float">
            <text:p>11,18</text:p>
          </table:table-cell>
          <table:table-cell table:formula="of:=POWER([.A1];3)" office:value-type="float" office:value="1953125" calcext:value-type="float">
            <text:p>1.953.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2]+[.B2]" office:value-type="float" office:value="786" calcext:value-type="float">
            <text:p>786</text:p>
          </table:table-cell>
          <table:table-cell table:formula="of:=[.A2]-[.B2]" office:value-type="float" office:value="128" calcext:value-type="float">
            <text:p>128</text:p>
          </table:table-cell>
          <table:table-cell table:formula="of:=[.A2]*[.B2]" office:value-type="float" office:value="150353" calcext:value-type="float">
            <text:p>150.353</text:p>
          </table:table-cell>
          <table:table-cell table:formula="of:=[.A2]/[.B2]" office:value-type="float" office:value="1.38905775075988" calcext:value-type="float">
            <text:p>1,39</text:p>
          </table:table-cell>
          <table:table-cell table:formula="of:=SQRT([.A2])" office:value-type="float" office:value="21.377558326432" calcext:value-type="float">
            <text:p>21,38</text:p>
          </table:table-cell>
          <table:table-cell table:formula="of:=POWER([.A2];3)" office:value-type="float" office:value="95443993" calcext:value-type="float">
            <text:p>95.443.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3]+[.B3]" office:value-type="float" office:value="1334" calcext:value-type="float">
            <text:p>1.334</text:p>
          </table:table-cell>
          <table:table-cell table:formula="of:=[.A3]-[.B3]" office:value-type="float" office:value="244" calcext:value-type="float">
            <text:p>244</text:p>
          </table:table-cell>
          <table:table-cell table:formula="of:=[.A3]*[.B3]" office:value-type="float" office:value="430005" calcext:value-type="float">
            <text:p>430.005</text:p>
          </table:table-cell>
          <table:table-cell table:formula="of:=[.A3]/[.B3]" office:value-type="float" office:value="1.44770642201835" calcext:value-type="float">
            <text:p>1,45</text:p>
          </table:table-cell>
          <table:table-cell table:formula="of:=SQRT([.A3])" office:value-type="float" office:value="28.0891438103763" calcext:value-type="float">
            <text:p>28,09</text:p>
          </table:table-cell>
          <table:table-cell table:formula="of:=POWER([.A3];3)" office:value-type="float" office:value="491169069" calcext:value-type="float">
            <text:p>491.169.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4]+[.B4]" office:value-type="float" office:value="436" calcext:value-type="float">
            <text:p>436</text:p>
          </table:table-cell>
          <table:table-cell table:formula="of:=[.A4]-[.B4]" office:value-type="float" office:value="-184" calcext:value-type="float">
            <text:p>-184</text:p>
          </table:table-cell>
          <table:table-cell table:formula="of:=[.A4]*[.B4]" office:value-type="float" office:value="39060" calcext:value-type="float">
            <text:p>39.060</text:p>
          </table:table-cell>
          <table:table-cell table:formula="of:=[.A4]/[.B4]" office:value-type="float" office:value="0.406451612903226" calcext:value-type="float">
            <text:p>0,41</text:p>
          </table:table-cell>
          <table:table-cell table:formula="of:=SQRT([.A4])" office:value-type="float" office:value="11.2249721603218" calcext:value-type="float">
            <text:p>11,22</text:p>
          </table:table-cell>
          <table:table-cell table:formula="of:=POWER([.A4];3)" office:value-type="float" office:value="2000376" calcext:value-type="float">
            <text:p>2.000.37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8" calcext:value-type="float">
            <text:p>178</text:p>
          </table:table-cell>
          <table:table-cell table:formula="of:=[.A5]+[.B5]" office:value-type="float" office:value="1074" calcext:value-type="float">
            <text:p>1.074</text:p>
          </table:table-cell>
          <table:table-cell table:formula="of:=[.A5]-[.B5]" office:value-type="float" office:value="718" calcext:value-type="float">
            <text:p>718</text:p>
          </table:table-cell>
          <table:table-cell table:formula="of:=[.A5]*[.B5]" office:value-type="float" office:value="159488" calcext:value-type="float">
            <text:p>159.488</text:p>
          </table:table-cell>
          <table:table-cell table:formula="of:=[.A5]/[.B5]" office:value-type="float" office:value="5.03370786516854" calcext:value-type="float">
            <text:p>5,03</text:p>
          </table:table-cell>
          <table:table-cell table:formula="of:=SQRT([.A5])" office:value-type="float" office:value="29.9332590941915" calcext:value-type="float">
            <text:p>29,93</text:p>
          </table:table-cell>
          <table:table-cell table:formula="of:=POWER([.A5];3)" office:value-type="float" office:value="719323136" calcext:value-type="float">
            <text:p>719.323.136</text:p>
          </table:table-cell>
        </table:table-row>
      </table:table>
      <table:table table:name="Práctica2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3"/>
        <table:table-column table:style-name="co2" table:default-cell-style-name="ce3"/>
        <table:table-column table:style-name="co2" table:default-cell-style-name="ce2"/>
        <table:table-row table:style-name="ro1">
          <table:table-cell table:style-name="ce4"/>
          <table:table-cell table:style-name="ce5"/>
          <table:table-cell table:style-name="ce5" office:value-type="string" calcext:value-type="string">
            <text:p>suma</text:p>
          </table:table-cell>
          <table:table-cell table:style-name="ce5" office:value-type="string" calcext:value-type="string">
            <text:p>resta</text:p>
          </table:table-cell>
          <table:table-cell table:style-name="ce5" office:value-type="string" calcext:value-type="string">
            <text:p>multiplica</text:p>
          </table:table-cell>
          <table:table-cell table:style-name="ce5" office:value-type="string" calcext:value-type="string">
            <text:p>divide</text:p>
          </table:table-cell>
          <table:table-cell table:style-name="ce5" office:value-type="string" calcext:value-type="string">
            <text:p>raiz de A</text:p>
          </table:table-cell>
          <table:table-cell table:style-name="ce5" office:value-type="string" calcext:value-type="string">
            <text:p>A al cub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formula="of:=[.A2]+[.B2]" office:value-type="float" office:value="201" calcext:value-type="float">
            <text:p>201</text:p>
          </table:table-cell>
          <table:table-cell table:formula="of:=[.A2]-[.B2]" office:value-type="float" office:value="49" calcext:value-type="float">
            <text:p>49</text:p>
          </table:table-cell>
          <table:table-cell table:formula="of:=[.A2]*[.B2]" office:value-type="float" office:value="9500" calcext:value-type="float">
            <text:p>9.500</text:p>
          </table:table-cell>
          <table:table-cell table:formula="of:=[.A2]/[.B2]" office:value-type="float" office:value="1.64473684210526" calcext:value-type="float">
            <text:p>1,64</text:p>
          </table:table-cell>
          <table:table-cell table:formula="of:=SQRT([.A2])" office:value-type="float" office:value="11.1803398874989" calcext:value-type="float">
            <text:p>11,18</text:p>
          </table:table-cell>
          <table:table-cell table:formula="of:=POWER([.A2];3)" office:value-type="float" office:value="1953125" calcext:value-type="float">
            <text:p>1.953.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.353</text:p>
          </table:table-cell>
          <table:table-cell table:formula="of:=[.A3]/[.B3]" office:value-type="float" office:value="1.38905775075988" calcext:value-type="float">
            <text:p>1,39</text:p>
          </table:table-cell>
          <table:table-cell table:formula="of:=SQRT([.A3])" office:value-type="float" office:value="21.377558326432" calcext:value-type="float">
            <text:p>21,38</text:p>
          </table:table-cell>
          <table:table-cell table:formula="of:=POWER([.A3];3)" office:value-type="float" office:value="95443993" calcext:value-type="float">
            <text:p>95.443.9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.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.005</text:p>
          </table:table-cell>
          <table:table-cell table:formula="of:=[.A4]/[.B4]" office:value-type="float" office:value="1.44770642201835" calcext:value-type="float">
            <text:p>1,45</text:p>
          </table:table-cell>
          <table:table-cell table:formula="of:=SQRT([.A4])" office:value-type="float" office:value="28.0891438103763" calcext:value-type="float">
            <text:p>28,09</text:p>
          </table:table-cell>
          <table:table-cell table:formula="of:=POWER([.A4];3)" office:value-type="float" office:value="491169069" calcext:value-type="float">
            <text:p>491.169.0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.060</text:p>
          </table:table-cell>
          <table:table-cell table:formula="of:=[.A5]/[.B5]" office:value-type="float" office:value="0.406451612903226" calcext:value-type="float">
            <text:p>0,41</text:p>
          </table:table-cell>
          <table:table-cell table:formula="of:=SQRT([.A5])" office:value-type="float" office:value="11.2249721603218" calcext:value-type="float">
            <text:p>11,22</text:p>
          </table:table-cell>
          <table:table-cell table:formula="of:=POWER([.A5];3)" office:value-type="float" office:value="2000376" calcext:value-type="float">
            <text:p>2.000.37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8" calcext:value-type="float">
            <text:p>178</text:p>
          </table:table-cell>
          <table:table-cell table:formula="of:=[.A6]+[.B6]" office:value-type="float" office:value="1074" calcext:value-type="float">
            <text:p>1.074</text:p>
          </table:table-cell>
          <table:table-cell table:formula="of:=[.A6]-[.B6]" office:value-type="float" office:value="718" calcext:value-type="float">
            <text:p>718</text:p>
          </table:table-cell>
          <table:table-cell table:formula="of:=[.A6]*[.B6]" office:value-type="float" office:value="159488" calcext:value-type="float">
            <text:p>159.488</text:p>
          </table:table-cell>
          <table:table-cell table:formula="of:=[.A6]/[.B6]" office:value-type="float" office:value="5.03370786516854" calcext:value-type="float">
            <text:p>5,03</text:p>
          </table:table-cell>
          <table:table-cell table:formula="of:=SQRT([.A6])" office:value-type="float" office:value="29.9332590941915" calcext:value-type="float">
            <text:p>29,93</text:p>
          </table:table-cell>
          <table:table-cell table:formula="of:=POWER([.A6];3)" office:value-type="float" office:value="719323136" calcext:value-type="float">
            <text:p>719.323.136</text:p>
          </table:table-cell>
        </table:table-row>
      </table:table>
      <table:table table:name="Práctica3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ce12"/>
        <table:table-column table:style-name="co3" table:default-cell-style-name="ce2"/>
        <table:table-column table:style-name="co4" table:default-cell-style-name="ce1"/>
        <table:table-row table:style-name="ro1">
          <table:table-cell table:style-name="ce4" table:number-columns-spanned="2" table:number-rows-spanned="1"/>
          <table:covered-table-cell table:style-name="ce5"/>
          <table:table-cell table:style-name="ce9" office:value-type="string" calcext:value-type="string">
            <text:p>suma</text:p>
          </table:table-cell>
          <table:table-cell table:style-name="ce9" office:value-type="string" calcext:value-type="string">
            <text:p>resta</text:p>
          </table:table-cell>
          <table:table-cell table:style-name="ce9" office:value-type="string" calcext:value-type="string">
            <text:p>multiplica</text:p>
          </table:table-cell>
          <table:table-cell table:style-name="ce11" office:value-type="string" calcext:value-type="string">
            <text:p>divide</text:p>
          </table:table-cell>
          <table:table-cell table:style-name="ce11" office:value-type="string" calcext:value-type="string">
            <text:p>raiz de A</text:p>
          </table:table-cell>
          <table:table-cell table:style-name="ce9" office:value-type="string" calcext:value-type="string">
            <text:p>A al cubo</text:p>
          </table:table-cell>
          <table:table-cell table:style-name="ce13" office:value-type="string" calcext:value-type="string">
            <text:p>Suma las columnas</text:p>
          </table:table-cell>
        </table:table-row>
        <table:table-row table:style-name="ro1">
          <table:table-cell table:style-name="ce6" office:value-type="currency" office:currency="EUR" office:value="125" calcext:value-type="currency">
            <text:p>125,00 €</text:p>
          </table:table-cell>
          <table:table-cell table:style-name="ce8" office:value-type="currency" office:currency="EUR" office:value="76" calcext:value-type="currency">
            <text:p>76,00 €</text:p>
          </table:table-cell>
          <table:table-cell table:style-name="ce8" table:formula="of:=[.A2]+[.B2]" office:value-type="currency" office:currency="EUR" office:value="201" calcext:value-type="currency">
            <text:p>201,00 €</text:p>
          </table:table-cell>
          <table:table-cell table:style-name="ce8" table:formula="of:=[.A2]-[.B2]" office:value-type="currency" office:currency="EUR" office:value="49" calcext:value-type="currency">
            <text:p>49,00 €</text:p>
          </table:table-cell>
          <table:table-cell table:style-name="ce8" table:formula="of:=[.A2]*[.B2]" office:value-type="currency" office:currency="EUR" office:value="9500" calcext:value-type="currency">
            <text:p>9.500,00 €</text:p>
          </table:table-cell>
          <table:table-cell table:style-name="ce8" table:formula="of:=[.A2]/[.B2]" office:value-type="currency" office:currency="EUR" office:value="1.64473684210526" calcext:value-type="currency">
            <text:p>1,64 €</text:p>
          </table:table-cell>
          <table:table-cell table:style-name="ce8" table:formula="of:=SQRT([.A2])" office:value-type="currency" office:currency="EUR" office:value="11.1803398874989" calcext:value-type="currency">
            <text:p>11,18 €</text:p>
          </table:table-cell>
          <table:table-cell table:style-name="ce8" table:formula="of:=POWER([.A2];3)" office:value-type="currency" office:currency="EUR" office:value="1953125" calcext:value-type="currency">
            <text:p>1.953.125,00 €</text:p>
          </table:table-cell>
          <table:table-cell table:style-name="ce6" table:formula="of:=SUM([.C2:.H2])" office:value-type="currency" office:currency="EUR" office:value="1962887.82507673" calcext:value-type="currency">
            <text:p>1.962.887,83 €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table:formula="of:=[.A3]+[.B3]" office:value-type="float" office:value="786" calcext:value-type="float">
            <text:p>786</text:p>
          </table:table-cell>
          <table:table-cell table:formula="of:=[.A3]-[.B3]" office:value-type="float" office:value="128" calcext:value-type="float">
            <text:p>128</text:p>
          </table:table-cell>
          <table:table-cell table:formula="of:=[.A3]*[.B3]" office:value-type="float" office:value="150353" calcext:value-type="float">
            <text:p>150.353</text:p>
          </table:table-cell>
          <table:table-cell table:formula="of:=[.A3]/[.B3]" office:value-type="float" office:value="1.38905775075988" calcext:value-type="float">
            <text:p>1,4</text:p>
          </table:table-cell>
          <table:table-cell table:formula="of:=SQRT([.A3])" office:value-type="float" office:value="21.377558326432" calcext:value-type="float">
            <text:p>21,4</text:p>
          </table:table-cell>
          <table:table-cell table:formula="of:=POWER([.A3];3)" office:value-type="float" office:value="95443993" calcext:value-type="float">
            <text:p>95.443.993</text:p>
          </table:table-cell>
          <table:table-cell table:formula="of:=SUM([.C3:.H3])" office:value-type="float" office:value="95595282.7666161" calcext:value-type="float">
            <text:p>95.595.2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45" calcext:value-type="float">
            <text:p>545</text:p>
          </table:table-cell>
          <table:table-cell table:formula="of:=[.A4]+[.B4]" office:value-type="float" office:value="1334" calcext:value-type="float">
            <text:p>1.334</text:p>
          </table:table-cell>
          <table:table-cell table:formula="of:=[.A4]-[.B4]" office:value-type="float" office:value="244" calcext:value-type="float">
            <text:p>244</text:p>
          </table:table-cell>
          <table:table-cell table:formula="of:=[.A4]*[.B4]" office:value-type="float" office:value="430005" calcext:value-type="float">
            <text:p>430.005</text:p>
          </table:table-cell>
          <table:table-cell table:formula="of:=[.A4]/[.B4]" office:value-type="float" office:value="1.44770642201835" calcext:value-type="float">
            <text:p>1,4</text:p>
          </table:table-cell>
          <table:table-cell table:formula="of:=SQRT([.A4])" office:value-type="float" office:value="28.0891438103763" calcext:value-type="float">
            <text:p>28,1</text:p>
          </table:table-cell>
          <table:table-cell table:formula="of:=POWER([.A4];3)" office:value-type="float" office:value="491169069" calcext:value-type="float">
            <text:p>491.169.069</text:p>
          </table:table-cell>
          <table:table-cell table:formula="of:=SUM([.C4:.H4])" office:value-type="float" office:value="491600681.53685" calcext:value-type="float">
            <text:p>491.600.6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table:formula="of:=[.A5]+[.B5]" office:value-type="float" office:value="436" calcext:value-type="float">
            <text:p>436</text:p>
          </table:table-cell>
          <table:table-cell table:formula="of:=[.A5]-[.B5]" office:value-type="float" office:value="-184" calcext:value-type="float">
            <text:p>-184</text:p>
          </table:table-cell>
          <table:table-cell table:formula="of:=[.A5]*[.B5]" office:value-type="float" office:value="39060" calcext:value-type="float">
            <text:p>39.060</text:p>
          </table:table-cell>
          <table:table-cell table:formula="of:=[.A5]/[.B5]" office:value-type="float" office:value="0.406451612903226" calcext:value-type="float">
            <text:p>0,4</text:p>
          </table:table-cell>
          <table:table-cell table:formula="of:=SQRT([.A5])" office:value-type="float" office:value="11.2249721603218" calcext:value-type="float">
            <text:p>11,2</text:p>
          </table:table-cell>
          <table:table-cell table:formula="of:=POWER([.A5];3)" office:value-type="float" office:value="2000376" calcext:value-type="float">
            <text:p>2.000.376</text:p>
          </table:table-cell>
          <table:table-cell table:style-name="ce14" table:formula="of:=SUM([.C5:.H5])" office:value-type="float" office:value="2039699.63142377" calcext:value-type="float">
            <text:p>2.039.699,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8" calcext:value-type="float">
            <text:p>178</text:p>
          </table:table-cell>
          <table:table-cell table:formula="of:=[.A6]+[.B6]" office:value-type="float" office:value="1074" calcext:value-type="float">
            <text:p>1.074</text:p>
          </table:table-cell>
          <table:table-cell table:formula="of:=[.A6]-[.B6]" office:value-type="float" office:value="718" calcext:value-type="float">
            <text:p>718</text:p>
          </table:table-cell>
          <table:table-cell table:formula="of:=[.A6]*[.B6]" office:value-type="float" office:value="159488" calcext:value-type="float">
            <text:p>159.488</text:p>
          </table:table-cell>
          <table:table-cell table:formula="of:=[.A6]/[.B6]" office:value-type="float" office:value="5.03370786516854" calcext:value-type="float">
            <text:p>5,0</text:p>
          </table:table-cell>
          <table:table-cell table:formula="of:=SQRT([.A6])" office:value-type="float" office:value="29.9332590941915" calcext:value-type="float">
            <text:p>29,9</text:p>
          </table:table-cell>
          <table:table-cell table:formula="of:=POWER([.A6];3)" office:value-type="float" office:value="719323136" calcext:value-type="float">
            <text:p>719.323.136</text:p>
          </table:table-cell>
          <table:table-cell table:formula="of:=SUM([.C6:.H6])" office:value-type="float" office:value="719484450.966967" calcext:value-type="float">
            <text:p>719.484.451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10" table:formula="of:=SUM([.C2:.C6])" office:value-type="float" office:value="3831" calcext:value-type="float">
            <text:p>3.831</text:p>
          </table:table-cell>
          <table:table-cell table:style-name="ce10" table:formula="of:=SUM([.D2:.D6])" office:value-type="float" office:value="955" calcext:value-type="float">
            <text:p>955</text:p>
          </table:table-cell>
          <table:table-cell table:style-name="ce10" table:formula="of:=SUM([.E2:.E6])" office:value-type="float" office:value="788406" calcext:value-type="float">
            <text:p>788.406</text:p>
          </table:table-cell>
          <table:table-cell table:style-name="ce10" table:formula="of:=SUM([.F2:.F6])" office:value-type="float" office:value="9.92166049295526" calcext:value-type="float">
            <text:p>10</text:p>
          </table:table-cell>
          <table:table-cell table:style-name="ce10" table:formula="of:=SUM([.G2:.G6])" office:value-type="float" office:value="101.805273278821" calcext:value-type="float">
            <text:p>102</text:p>
          </table:table-cell>
          <table:table-cell table:style-name="ce10" table:formula="of:=SUM([.H2:.H6])" office:value-type="float" office:value="1309889699" calcext:value-type="float">
            <text:p>1.309.889.699</text:p>
          </table:table-cell>
          <table:table-cell table:style-name="ce10" table:formula="of:=SUM([.C7:.H7])" office:value-type="float" office:value="1310683002.72693" calcext:value-type="float">
            <text:p>1.310.683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decimal-places="1" number:min-integer-digits="1" number:grouping="true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3:40:56.118867944</meta:creation-date>
    <dc:date>2022-12-02T14:39:19.972823214</dc:date>
    <meta:editing-duration>PT14M19S</meta:editing-duration>
    <meta:editing-cycles>5</meta:editing-cycles>
    <meta:generator>LibreOffice/7.4.2.3$Linux_X86_64 LibreOffice_project/40$Build-3</meta:generator>
    <meta:document-statistic meta:table-count="3" meta:cell-count="146" meta:object-count="0"/>
  </office:meta>
</office:document-meta>
</file>